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050000L" svg:font-family="D050000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a90f7" officeooo:paragraph-rsid="000a90f7"/>
    </style:style>
    <style:style style:name="P2" style:family="paragraph" style:parent-style-name="Standard">
      <style:paragraph-properties fo:break-before="page"/>
      <style:text-properties officeooo:rsid="000a90f7" officeooo:paragraph-rsid="000a90f7"/>
    </style:style>
    <style:style style:name="P3" style:family="paragraph" style:parent-style-name="Table_20_Contents">
      <style:text-properties officeooo:rsid="000d95d8" officeooo:paragraph-rsid="000d95d8"/>
    </style:style>
    <style:style style:name="P4" style:family="paragraph" style:parent-style-name="Table_20_Contents">
      <style:text-properties officeooo:rsid="000ead15" officeooo:paragraph-rsid="000ead1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line-through-style="solid" style:text-line-through-type="single"/>
    </style:style>
    <style:style style:name="T5" style:family="text">
      <style:text-properties style:text-position="super 58%"/>
    </style:style>
    <style:style style:name="T6" style:family="text">
      <style:text-properties style:text-position="0% 100%"/>
    </style:style>
    <style:style style:name="T7" style:family="text">
      <style:text-properties style:text-position="0% 100%" fo:background-color="#ffff00" loext:char-shading-value="0"/>
    </style:style>
    <style:style style:name="T8" style:family="text">
      <style:text-properties style:text-position="0% 100%" fo:background-color="#ffff00" loext:char-shading-value="0"/>
    </style:style>
    <style:style style:name="T9" style:family="text">
      <style:text-properties style:text-position="0% 100%" style:font-name="D050000L"/>
    </style:style>
    <style:style style:name="T10" style:family="text">
      <style:text-properties style:text-position="sub 58%"/>
    </style:style>
    <style:style style:name="T11" style:family="text">
      <style:text-properties fo:color="#c9211e" style:text-position="0% 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simples :</text:p>
      <text:p text:style-name="P1"/>
      <text:p text:style-name="P1">Pour <text:span text:style-name="T2">faire</text:span> <text:span text:style-name="T1">simple</text:span>, <text:span text:style-name="T3">pensons</text:span> <text:span text:style-name="T4">simplement </text:span>!</text:p>
      <text:p text:style-name="P1"/>
      <text:p text:style-name="P1">Il <text:span text:style-name="T5">faudrait</text:span><text:span text:style-name="T6"> choisir </text:span><text:span text:style-name="T10">une </text:span><text:span text:style-name="T6">option </text:span><text:span text:style-name="T11">pour </text:span><text:span text:style-name="T8">optimiser</text:span><text:span text:style-name="T6"> le produit.</text:span></text:p>
      <text:p text:style-name="P1"><text:span text:style-name="T6"/></text:p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P3">cellule1</text:p>
          </table:table-cell>
          <table:table-cell table:style-name="Tableau1.A1" office:value-type="string">
            <text:p text:style-name="P3">cellule2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E1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3">Li<text:span text:style-name="T1">gne</text:span>2 <text:span text:style-name="T2">cell1</text:span> -1<text:line-break/><text:span text:style-name="T3">-2</text:span><text:line-break/>-3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4">Dernière ligne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P3">Dernière cellule</text:p>
          </table:table-cell>
        </table:table-row>
      </table:table>
      <text:p text:style-name="P1"><text:span text:style-name="T6"/></text:p>
      <text:p text:style-name="P2"><text:span text:style-name="T6">Début de la page 2.</text:span></text:p>
      <text:p text:style-name="P1"><text:span text:style-name="T6"/></text:p>
      <text:p text:style-name="P1"><text:span text:style-name="T6">C’est </text:span><text:span text:style-name="T9">tout un </text:span><text:span text:style-name="T6">symbole !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050000L" svg:font-family="D050000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30T09:16:02.395948761</meta:creation-date>
    <dc:date>2020-10-30T10:04:33.451561383</dc:date>
    <meta:editing-duration>PT48M30S</meta:editing-duration>
    <meta:editing-cycles>3</meta:editing-cycles>
    <meta:generator>LibreOffice/6.4.6.2$Linux_X86_64 LibreOffice_project/40$Build-2</meta:generator>
    <meta:document-statistic meta:table-count="1" meta:image-count="0" meta:object-count="0" meta:page-count="2" meta:paragraph-count="10" meta:word-count="39" meta:character-count="219" meta:non-whitespace-character-count="190"/>
  </office:meta>
</office:document-meta>
</file>